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Project: </text:span><text:span text:style-name="T1">Walking Tour Creator</text:span><text:span text:style-name="T2"> - </text:span>Group Project 07 </text:p>
      <text:p text:style-name="Standard"><text:span text:style-name="T2">Meeting: </text:span>Weekly Project Meeting, discussing roles and design. </text:p>
      <text:p text:style-name="Standard"><text:span text:style-name="T2">Persons present:</text:span> All project members and Team Manager (Neil Taylor).</text:p>
      <text:p text:style-name="Standard"><text:span text:style-name="T2">Place and date of meeting: </text:span><text:span text:style-name="T1">C55 LLandinam,</text:span> 10:00, 15th October 2013. </text:p>
      <text:p text:style-name="Standard"><text:span text:style-name="T2">Circulation list:</text:span> All project members and Neil Taylor (nst@aber.ac.uk)</text:p>
      <text:p text:style-name="Standard"><text:span text:style-name="T2">Author: </text:span>Ryan Gouldsmith (ryg1@aber.ac.uk) </text:p>
      <text:p text:style-name="Standard"><text:span text:style-name="T2">Date of minutes: </text:span>15th October</text:p>
      <text:p text:style-name="Standard"><text:span text:style-name="T2">Version: </text:span><text:span text:style-name="T1">1.0: Original copy</text:span><text:span text:style-name="T2"><text:line-break/><text:tab/> <text:s text:c="2"/></text:span><text:span text:style-name="T1">1.1. Changed to match all standards for minute taking.</text:span></text:p>
      <text:p text:style-name="Standard"/>
      <text:p text:style-name="Standard"><text:span text:style-name="T2">Matters Arising:</text:span> </text:p>
      <text:list xml:id="list2145393582" text:style-name="L1">
        <text:list-item>
          <text:p text:style-name="P3">The agreement of roles from the previous meeting (see 2013_10_12minutes.odt for further details) showing further indication of what our next tasks will be.</text:p>
        </text:list-item>
      </text:list>
      <text:p text:style-name="Standard"/>
      <text:p text:style-name="P2">New Business: </text:p>
      <text:list xml:id="list734883379" text:style-name="L2">
        <text:list-item>
          <text:p text:style-name="P4">Neil mentioned that there was better ways in which Ryan could layout the minutes.odt file.</text:p>
          <text:p text:style-name="P4"><text:line-break/></text:p>
        </text:list-item>
        <text:list-item>
          <text:p text:style-name="P4">When Neil asked whether people have read the specification since a) the last tutorial or b) the meeting on the 12th October 2012, three people responded with they have sufficiently. These people were Ryan, Harry and Dave. The remainder of the group mentioned they have looked at it, but not in detail. Neil stated that he requires everyone to read the document by next weeks meeting.</text:p>
          <text:p text:style-name="P4"><text:span text:style-name="T2">ACTION</text:span>: Everyone<text:line-break/></text:p>
        </text:list-item>
        <text:list-item>
          <text:p text:style-name="P4">The discussion of whether everyone is happy with the roles they have selected or been assigned went down well, everyone is happy. There was a sub discussion in which Harry stated that there doesn't really need to be a main programmer and that everyone should work as a group. This was confirmed by Neil and Dave.</text:p>
        </text:list-item>
      </text:list>
      <text:p text:style-name="Standard"><text:tab/><text:tab/></text:p>
      <text:list xml:id="list797543672" text:continue-numbering="true" text:style-name="L2">
        <text:list-item>
          <text:p text:style-name="P4">It was mentioned that there would be limited space for the Git tutorial: there was no resolution on who was going to attend that.</text:p>
          <text:p text:style-name="P4"/>
        </text:list-item>
        <text:list-item>
          <text:p text:style-name="P4">Harry mentioned that there needed to be some clarification of the term “roles” in the 12th October 2013 meetings documents. Resulted in agreeing to make the correction from the term roles to “jobs” to make it less ambiguous. Ryan needs to change this.</text:p>
        </text:list-item>
      </text:list>
      <text:p text:style-name="Standard"><text:tab/><text:tab/><text:span text:style-name="T2">ACTION</text:span>: ryg1</text:p>
      <text:p text:style-name="Standard"/>
      <text:list xml:id="list1754071552" text:continue-numbering="true" text:style-name="L2">
        <text:list-item>
          <text:p text:style-name="P4">Neil mentioned a question raised in the previous meeting (12th October 2013) that we would have to write a blog, and he would like it done before each weeks tutorial. He said that he would get back to us, as he is seeing if we can do this on BlackBoard. </text:p>
          <text:p text:style-name="P4"><text:span text:style-name="T2">ACTION: </text:span><text:span text:style-name="T1">Everyone</text:span><text:line-break/></text:p>
        </text:list-item>
        <text:list-item>
          <text:p text:style-name="P4">Neil said that there needed to be a few ammendments to Dave's document in regards to formatting, he would give some help. Linking from this Neil said people should start to evolve and produce jobs Dave assigned to us from his document, once they have read the specification. Dave mentioned he wanted to wait until today before we start planning/designing to check that everyone is OK with the roles they have. <text:line-break/></text:p>
        </text:list-item>
        <text:list-item>
          <text:p text:style-name="P4"><text:soft-page-break/>Dave said that by Friday <text:s/>everyone should have read the specification and documents associated with the role and that he would send out an email containing attached copies of the documents each person should be reading.<text:line-break/><text:span text:style-name="T2">ACTION</text:span>: Everyone<text:line-break/></text:p>
        </text:list-item>
        <text:list-item>
          <text:p text:style-name="P4">Dave wanted a report from the Android workshop on what they found easy or challenging so that it can help the group when coming to design.<text:line-break/><text:span text:style-name="T2">ACTION:</text:span> mda, hfb1, mvz<text:line-break/></text:p>
        </text:list-item>
        <text:list-item>
          <text:p text:style-name="P4">Ryan asked what formatting and text editors we would be using for the assignment. Majority of the people have Open Office. Dave said that he wanted PDF for official documents, but draft templates may be in Open Office but they must follow the standards for official documents.<text:line-break/><text:span text:style-name="T2">ACTION:</text:span> Everyone<text:line-break/></text:p>
        </text:list-item>
        <text:list-item>
          <text:p text:style-name="P4">Dave suggested that by friday we will come up with a basic design and plan that can be used for Friday's meeting. Harry asked if that included UML. The overall agreement was Sketches, UML or any overall designs, it was agreed that by next Tuesday (22/10/2013) we would be starting work on the designs, but Dave needed someone to Review. <text:s/></text:p>
          <text:p text:style-name="P4"><text:line-break/>Ryan asked when the timings will be ready. Dave agreed that it will be ready for Friday at the latest. </text:p>
          <text:p text:style-name="P4"/>
          <text:p text:style-name="P4">Maciej when asked about design said he has worked on the design, researched UML and UML notation. He needed to contact people from the programming section to see what would be viable. </text:p>
          <text:p text:style-name="P4"><text:span text:style-name="T2">ACTION:</text:span> Everyone<text:line-break/></text:p>
        </text:list-item>
        <text:list-item>
          <text:p text:style-name="P4">When asked what we did in the previous week Harry said that overall he hasn't done a lot, but he has looked at writing Android applications. Martin was the same, but he has downloaded the Android SDK. </text:p>
          <text:p text:style-name="P4"><text:line-break/>Mark P said that he hasn't done much since. <text:s/>Mark said that he has done some PHP work and got his Aberystwyth filestore to have PHP permissions.<text:line-break/></text:p>
        </text:list-item>
        <text:list-item>
          <text:p text:style-name="P4">Neil asked who logged what they did and how long they have logged it. He said that they can be logged for small things, then the extra detail can be written in the blog.<text:line-break/></text:p>
        </text:list-item>
        <text:list-item>
          <text:p text:style-name="P4">When asked what the Web Programming people will be doing this week, Mark responded with he has a rough idea and a rough idea of the code too. Neil suggested that Mark, Mark P and Jack meet up. Everyone agreed.<text:line-break/><text:line-break/>He then asked the designing people what they intend to do this week:<text:line-break/><text:line-break/>Zack said that he will look at designing the app's interface. He have downloaded an app called 'geocaching' and will be looking at ideas and how to incorporate them into the project. He mentioned they use google maps and that it remains on the screen so the people using it won't get lost. </text:p>
          <text:p text:style-name="P4"><text:span text:style-name="T2">ACTION:</text:span><text:span text:style-name="T1"> mrp2, mas69, jar39, zal</text:span><text:line-break/></text:p>
        </text:list-item>
        <text:list-item>
          <text:p text:style-name="P4"><text:soft-page-break/>Dave mentioned that in the Orchard meeting (18/10/13) he wants to see Android and Web being integrated in the design. Zack said that he would like to be on the design team. <text:line-break/><text:span text:style-name="T2">ACTION:</text:span> mda, zal<text:line-break/></text:p>
        </text:list-item>
        <text:list-item>
          <text:p text:style-name="P4">Ryan said that he may draw up a specification for the web standards once he has more knowledge from his team on what they know. Dave agreed to send an email asking for appropriate knowledge </text:p>
          <text:p text:style-name="P4"><text:span text:style-name="T2">ACTION: </text:span><text:span text:style-name="T1">ryg1</text:span>, mda</text:p>
          <text:p text:style-name="P4"/>
        </text:list-item>
        <text:list-item>
          <text:p text:style-name="P4">When asked what the actions for Friday's meetings are the group responded as:</text:p>
          <text:p text:style-name="P4">Harry said he will be going the Android workshop with Martin and getting knowledge and feedback about Android development. <text:line-break/><text:line-break/>Dave said we need to work on designs which needed to be emailed as quickly as possible, which will be with him before Monday. He requested one design from everyone as of (22/10/2013) we will be working on formal UML. He added that he will have the Gantt chart ready for this meeting too. <text:line-break/></text:p>
          <text:p text:style-name="P4">Neil suggested that we communicate with what worked well and what didn't. </text:p>
          <text:p text:style-name="P4"><text:span text:style-name="T2">ACTION:</text:span><text:span text:style-name="T1">Everyone</text:span><text:line-break/></text:p>
        </text:list-item>
      </text:list>
      <text:p text:style-name="P2">Any Other Business:</text:p>
      <text:list xml:id="list79866082" text:style-name="L3">
        <text:list-item>
          <text:p text:style-name="P5">Neil: expects us to specify the device we would be using to test our application, as we wouldn't have time to test every platform.</text:p>
          <text:p text:style-name="P5"><text:span text:style-name="T2">ACTION: </text:span><text:span text:style-name="T1">Everyone</text:span><text:line-break/> <text:s/></text:p>
        </text:list-item>
      </text:list>
      <text:p text:style-name="P1"><text:span text:style-name="T2">Authors Email Address:</text:span> <text:a xlink:type="simple" xlink:href="mailto:ryg1@aber.ac.uk">ryg1@aber.ac.uk</text:a></text:p>
      <text:p text:style-name="P1"/>
      <text:p text:style-name="P1"><text:span text:style-name="T2">Dates: </text:span>Version 1.0: 15th October. Version 1.1 3rd November 2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tab/>2013_10_15minutes.od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3T11:13:41</meta:creation-date>
    <dc:date>2013-11-03T13:31:15</dc:date>
    <meta:editing-duration>PT2H15M31S</meta:editing-duration>
    <meta:editing-cycles>69</meta:editing-cycles>
    <meta:generator>LibreOffice/3.5$Linux_X86_64 LibreOffice_project/350m1$Build-2</meta:generator>
    <meta:document-statistic meta:table-count="0" meta:image-count="0" meta:object-count="0" meta:page-count="3" meta:paragraph-count="48" meta:word-count="1102" meta:character-count="6316" meta:non-whitespace-character-count="5228"/>
  </office:meta>
</office:document-meta>
</file>